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end" style:justify-single-word="false"/>
      <style:text-properties fo:font-size="12pt" officeooo:rsid="001fa7cf" officeooo:paragraph-rsid="001fa7cf" style:font-size-asian="10.5pt" style:font-size-complex="12pt"/>
    </style:style>
    <style:style style:name="P2" style:family="paragraph" style:parent-style-name="Standard" style:list-style-name="L1">
      <style:paragraph-properties fo:line-height="150%" fo:text-align="start" style:justify-single-word="false"/>
      <style:text-properties fo:font-size="12pt" officeooo:rsid="001fa7cf" officeooo:paragraph-rsid="001fa7cf"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nt Gutterman</text:p>
      <text:p text:style-name="P1">08-30-2022</text:p>
      <text:p text:style-name="P1">CS173</text:p>
      <text:list xml:id="list586435415" text:style-name="L1">
        <text:list-item>
          <text:p text:style-name="P2">You are going to need first several data types such as empty lists to add things in with a while loop, and variables that state periods, and the alphabet. Conditionals will be used in order to check for spaces and periods each iteration. </text:p>
        </text:list-item>
        <text:list-item>
          <text:p text:style-name="P2">Most of the storage can be assigned through lists. It will be organized just as it enters the lists, as in each iteration, adding things to the list will be one of the last steps.</text:p>
        </text:list-item>
        <text:list-item>
          <text:p text:style-name="P2">You store words in python through strings. And keeping track of the individual sentences is where you will be splitting the overall text by period and after an iteration finds the period, it will be processed and stored via dictionary.</text:p>
        </text:list-item>
        <text:list-item>
          <text:p text:style-name="P2">Words will be searched by string matching. The sentences will be stored in dictionaries and labeled with numbers so that you can find the string and associate it with “1” for sentence 1.</text:p>
        </text:list-item>
        <text:list-item>
          <text:p text:style-name="P2">You can access the original text through the python built in “ope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30T12:07:50.949225526</meta:creation-date>
    <dc:date>2022-08-30T12:20:21.018496404</dc:date>
    <meta:editing-duration>PT1M</meta:editing-duration>
    <meta:editing-cycles>1</meta:editing-cycles>
    <meta:document-statistic meta:table-count="0" meta:image-count="0" meta:object-count="0" meta:page-count="1" meta:paragraph-count="8" meta:word-count="172" meta:character-count="941" meta:non-whitespace-character-count="781"/>
    <meta:generator>LibreOffice/6.4.7.2$Linux_X86_64 LibreOffice_project/40$Build-2</meta:generator>
  </office:meta>
</office:document-meta>
</file>